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689in"/>
    </style:style>
    <style:style style:name="co3" style:family="table-column">
      <style:table-column-properties fo:break-before="auto" style:column-width="0.82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" table:default-cell-style-name="ce1"/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!X</text:p>
          </table:table-cell>
          <table:table-cell office:value-type="string">
            <text:p>!Y</text:p>
          </table:table-cell>
          <table:table-cell office:value-type="string">
            <text:p>X&amp;&amp;Y</text:p>
          </table:table-cell>
          <table:table-cell office:value-type="string">
            <text:p>X||Y</text:p>
          </table:table-cell>
          <table:table-cell office:value-type="string">
            <text:p>X^Y</text:p>
          </table:table-cell>
          <table:table-cell office:value-type="string">
            <text:p>X^Y^Y</text:p>
          </table:table-cell>
          <table:table-cell office:value-type="string">
            <text:p>X^Y^X</text:p>
          </table:table-cell>
          <table:table-cell office:value-type="string">
            <text:p>!X&amp;&amp;!Y</text:p>
          </table:table-cell>
          <table:table-cell office:value-type="string">
            <text:p>!(X||Y)</text:p>
          </table:table-cell>
          <table:table-cell office:value-type="string">
            <text:p>!X||!Y</text:p>
          </table:table-cell>
          <table:table-cell office:value-type="string">
            <text:p>!(X&amp;&amp;Y)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  <table:table-cell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F</text:p>
          </table:table-cell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table:number-columns-repeated="3" office:value-type="string">
            <text:p>T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T</text:p>
          </table:table-cell>
        </table:table-row>
        <table:table-row table:style-name="ro1">
          <table:table-cell table:number-columns-repeated="2"/>
          <table:table-cell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5" office:value-type="string">
            <text:p>F</text:p>
          </table:table-cell>
          <table:table-cell table:number-columns-repeated="4" office:value-type="string">
            <text:p>T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number-columns-repeated="2" table:style-name="ce2" office:value-type="boolean" office:boolean-value="true">
            <text:p>TRUE</text:p>
          </table:table-cell>
          <table:table-cell table:formula="of:=NOT([.C16])" office:value-type="boolean" office:boolean-value="false">
            <text:p>FALSE</text:p>
          </table:table-cell>
          <table:table-cell table:formula="of:=NOT([.D16])" office:value-type="boolean" office:boolean-value="false">
            <text:p>FALSE</text:p>
          </table:table-cell>
          <table:table-cell table:formula="of:=AND([.C16];[.D16])" office:value-type="boolean" office:boolean-value="true">
            <text:p>TRUE</text:p>
          </table:table-cell>
          <table:table-cell table:formula="of:=OR([.C16];[.D16])" office:value-type="boolean" office:boolean-value="true">
            <text:p>TRUE</text:p>
          </table:table-cell>
          <table:table-cell table:formula="of:=XOR([.C16];[.D16])" office:value-type="boolean" office:boolean-value="false">
            <text:p>FALSE</text:p>
          </table:table-cell>
          <table:table-cell table:formula="of:=XOR([.I16];[.D16])" office:value-type="boolean" office:boolean-value="true">
            <text:p>TRUE</text:p>
          </table:table-cell>
          <table:table-cell table:formula="of:=XOR([.I16];[.C16])" office:value-type="boolean" office:boolean-value="true">
            <text:p>TRUE</text:p>
          </table:table-cell>
          <table:table-cell table:formula="of:=AND([.E16];[.F16])" office:value-type="boolean" office:boolean-value="false">
            <text:p>FALSE</text:p>
          </table:table-cell>
          <table:table-cell table:formula="of:=NOT([.H16])" office:value-type="boolean" office:boolean-value="false">
            <text:p>FALSE</text:p>
          </table:table-cell>
          <table:table-cell table:formula="of:=OR([.E16];[.F16])" office:value-type="boolean" office:boolean-value="false">
            <text:p>FALSE</text:p>
          </table:table-cell>
          <table:table-cell table:formula="of:=NOT([.G16])" office:value-type="boolean" office:boolean-value="false">
            <text:p>FALSE</text:p>
          </table:table-cell>
        </table:table-row>
        <table:table-row table:style-name="ro1">
          <table:table-cell table:number-columns-repeated="2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formula="of:=NOT([.C17])" office:value-type="boolean" office:boolean-value="false">
            <text:p>FALSE</text:p>
          </table:table-cell>
          <table:table-cell table:formula="of:=NOT([.D17])" office:value-type="boolean" office:boolean-value="true">
            <text:p>TRUE</text:p>
          </table:table-cell>
          <table:table-cell table:formula="of:=AND([.C17];[.D17])" office:value-type="boolean" office:boolean-value="false">
            <text:p>FALSE</text:p>
          </table:table-cell>
          <table:table-cell table:formula="of:=OR([.C17];[.D17])" office:value-type="boolean" office:boolean-value="true">
            <text:p>TRUE</text:p>
          </table:table-cell>
          <table:table-cell table:formula="of:=XOR([.C17];[.D17])" office:value-type="boolean" office:boolean-value="true">
            <text:p>TRUE</text:p>
          </table:table-cell>
          <table:table-cell table:formula="of:=XOR([.I17];[.D17])" office:value-type="boolean" office:boolean-value="true">
            <text:p>TRUE</text:p>
          </table:table-cell>
          <table:table-cell table:formula="of:=XOR([.I17];[.C17])" office:value-type="boolean" office:boolean-value="false">
            <text:p>FALSE</text:p>
          </table:table-cell>
          <table:table-cell table:formula="of:=AND([.E17];[.F17])" office:value-type="boolean" office:boolean-value="false">
            <text:p>FALSE</text:p>
          </table:table-cell>
          <table:table-cell table:formula="of:=NOT([.H17])" office:value-type="boolean" office:boolean-value="false">
            <text:p>FALSE</text:p>
          </table:table-cell>
          <table:table-cell table:formula="of:=OR([.E17];[.F17])" office:value-type="boolean" office:boolean-value="true">
            <text:p>TRUE</text:p>
          </table:table-cell>
          <table:table-cell table:formula="of:=NOT([.G17])" office:value-type="boolean" office:boolean-value="true">
            <text:p>TRUE</text:p>
          </table:table-cell>
        </table:table-row>
        <table:table-row table:style-name="ro1">
          <table:table-cell table:number-columns-repeated="2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formula="of:=NOT([.C18])" office:value-type="boolean" office:boolean-value="true">
            <text:p>TRUE</text:p>
          </table:table-cell>
          <table:table-cell table:formula="of:=NOT([.D18])" office:value-type="boolean" office:boolean-value="false">
            <text:p>FALSE</text:p>
          </table:table-cell>
          <table:table-cell table:formula="of:=AND([.C18];[.D18])" office:value-type="boolean" office:boolean-value="false">
            <text:p>FALSE</text:p>
          </table:table-cell>
          <table:table-cell table:formula="of:=OR([.C18];[.D18])" office:value-type="boolean" office:boolean-value="true">
            <text:p>TRUE</text:p>
          </table:table-cell>
          <table:table-cell table:formula="of:=XOR([.C18];[.D18])" office:value-type="boolean" office:boolean-value="true">
            <text:p>TRUE</text:p>
          </table:table-cell>
          <table:table-cell table:formula="of:=XOR([.I18];[.D18])" office:value-type="boolean" office:boolean-value="false">
            <text:p>FALSE</text:p>
          </table:table-cell>
          <table:table-cell table:formula="of:=XOR([.I18];[.C18])" office:value-type="boolean" office:boolean-value="true">
            <text:p>TRUE</text:p>
          </table:table-cell>
          <table:table-cell table:formula="of:=AND([.E18];[.F18])" office:value-type="boolean" office:boolean-value="false">
            <text:p>FALSE</text:p>
          </table:table-cell>
          <table:table-cell table:formula="of:=NOT([.H18])" office:value-type="boolean" office:boolean-value="false">
            <text:p>FALSE</text:p>
          </table:table-cell>
          <table:table-cell table:formula="of:=OR([.E18];[.F18])" office:value-type="boolean" office:boolean-value="true">
            <text:p>TRUE</text:p>
          </table:table-cell>
          <table:table-cell table:formula="of:=NOT([.G18])" office:value-type="boolean" office:boolean-value="true">
            <text:p>TRUE</text:p>
          </table:table-cell>
        </table:table-row>
        <table:table-row table:style-name="ro1">
          <table:table-cell table:number-columns-repeated="2"/>
          <table:table-cell table:number-columns-repeated="2" table:style-name="ce2" office:value-type="boolean" office:boolean-value="false">
            <text:p>FALSE</text:p>
          </table:table-cell>
          <table:table-cell table:formula="of:=NOT([.C19])" office:value-type="boolean" office:boolean-value="true">
            <text:p>TRUE</text:p>
          </table:table-cell>
          <table:table-cell table:formula="of:=NOT([.D19])" office:value-type="boolean" office:boolean-value="true">
            <text:p>TRUE</text:p>
          </table:table-cell>
          <table:table-cell table:formula="of:=AND([.C19];[.D19])" office:value-type="boolean" office:boolean-value="false">
            <text:p>FALSE</text:p>
          </table:table-cell>
          <table:table-cell table:formula="of:=OR([.C19];[.D19])" office:value-type="boolean" office:boolean-value="false">
            <text:p>FALSE</text:p>
          </table:table-cell>
          <table:table-cell table:formula="of:=XOR([.C19];[.D19])" office:value-type="boolean" office:boolean-value="false">
            <text:p>FALSE</text:p>
          </table:table-cell>
          <table:table-cell table:formula="of:=XOR([.I19];[.D19])" office:value-type="boolean" office:boolean-value="false">
            <text:p>FALSE</text:p>
          </table:table-cell>
          <table:table-cell table:formula="of:=XOR([.I19];[.C19])" office:value-type="boolean" office:boolean-value="false">
            <text:p>FALSE</text:p>
          </table:table-cell>
          <table:table-cell table:formula="of:=AND([.E19];[.F19])" office:value-type="boolean" office:boolean-value="true">
            <text:p>TRUE</text:p>
          </table:table-cell>
          <table:table-cell table:formula="of:=NOT([.H19])" office:value-type="boolean" office:boolean-value="true">
            <text:p>TRUE</text:p>
          </table:table-cell>
          <table:table-cell table:formula="of:=OR([.E19];[.F19])" office:value-type="boolean" office:boolean-value="true">
            <text:p>TRUE</text:p>
          </table:table-cell>
          <table:table-cell table:formula="of:=NOT([.G19])" office:value-type="boolean" office:boolean-value="true">
            <text:p>TRUE</text:p>
          </table:table-cell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3">07/03/2025</text:date>, <text:time>14:4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7-03T13:59:27.24</meta:creation-date>
    <dc:date>2025-07-03T14:46:42.13</dc:date>
    <dc:creator>Mark Lehr</dc:creator>
    <meta:editing-duration>PT8M35S</meta:editing-duration>
    <meta:editing-cycles>2</meta:editing-cycles>
    <meta:generator>OpenOffice/4.1.12$Win32 OpenOffice.org_project/4112m1$Build-9809</meta:generator>
    <meta:document-statistic meta:table-count="3" meta:cell-count="117" meta:object-count="0"/>
  </office:meta>
</office:document-meta>
</file>